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253749f" style:font-size-asian="21pt" style:font-weight-asian="bold" style:font-size-complex="2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253749f" style:font-size-asian="21pt" style:font-weight-asian="bold" style:font-size-complex="2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2538d86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2538d86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cc967" officeooo:paragraph-rsid="02538d86" style:font-size-asian="18pt" style:font-weight-asian="normal" style:font-size-complex="18pt" style:font-weight-complex="normal"/>
    </style:style>
    <style:style style:name="P9" style:family="paragraph" style:parent-style-name="Text_20_body" style:list-style-name="L3"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 style:parent-style-name="Quotations">
      <style:paragraph-properties fo:text-align="start" style:justify-single-word="false"/>
      <style:text-properties fo:font-size="24pt" style:text-underline-style="none" fo:font-weight="bold" officeooo:rsid="02527a1f" officeooo:paragraph-rsid="02527a1f" style:font-size-asian="21pt" style:font-weight-asian="bold" style:font-size-complex="24pt" style:font-weight-complex="bold"/>
    </style:style>
    <style:style style:name="P11" style:family="paragraph" style:parent-style-name="Quotations">
      <style:paragraph-properties fo:text-align="start" style:justify-single-word="false"/>
      <style:text-properties fo:font-size="24pt" style:text-underline-style="none" fo:font-weight="bold" officeooo:rsid="02527a1f" officeooo:paragraph-rsid="0253749f" style:font-size-asian="21pt" style:font-weight-asian="bold" style:font-size-complex="24pt" style:font-weight-complex="bold"/>
    </style:style>
    <style:style style:name="P12" style:family="paragraph" style:parent-style-name="Quotations">
      <style:paragraph-properties fo:text-align="start" style:justify-single-word="false"/>
      <style:text-properties fo:font-size="24pt" style:text-underline-style="none" fo:font-weight="bold" officeooo:rsid="02527a1f" officeooo:paragraph-rsid="02538d86" style:font-size-asian="21pt" style:font-weight-asian="bold" style:font-size-complex="24pt" style:font-weight-complex="bold"/>
    </style:style>
    <style:style style:name="P13" style:family="paragraph" style:parent-style-name="Quotations" style:list-style-name="L1">
      <style:paragraph-properties fo:text-align="start" style:justify-single-word="false"/>
      <style:text-properties fo:font-size="18pt" style:text-underline-style="none" fo:font-weight="normal" officeooo:rsid="024dceb7" officeooo:paragraph-rsid="02138ae9" style:font-size-asian="18pt" style:font-weight-asian="normal" style:font-size-complex="18pt" style:font-weight-complex="normal"/>
    </style:style>
    <style:style style:name="P14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4dceb7" officeooo:paragraph-rsid="02138ae9" style:font-size-asian="18pt" style:font-weight-asian="normal" style:font-size-complex="18pt" style:font-weight-complex="normal"/>
    </style:style>
    <style:style style:name="P15" style:family="paragraph" style:parent-style-name="Quotations" style:list-style-name="L1">
      <style:paragraph-properties fo:text-align="start" style:justify-single-word="false"/>
      <style:text-properties fo:font-size="18pt" style:text-underline-style="none" fo:font-weight="normal" officeooo:rsid="002cc967" officeooo:paragraph-rsid="0253749f" style:font-size-asian="18pt" style:font-weight-asian="normal" style:font-size-complex="18pt" style:font-weight-complex="normal"/>
    </style:style>
    <style:style style:name="P16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27a1f" officeooo:paragraph-rsid="02527a1f" style:font-size-asian="15.75pt" style:font-weight-asian="normal" style:font-size-complex="18pt" style:font-weight-complex="normal"/>
    </style:style>
    <style:style style:name="P17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27a1f" officeooo:paragraph-rsid="0253749f" style:font-size-asian="15.75pt" style:font-weight-asian="normal" style:font-size-complex="18pt" style:font-weight-complex="normal"/>
    </style:style>
    <style:style style:name="P18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27a1f" officeooo:paragraph-rsid="02538d86" style:font-size-asian="15.75pt" style:font-weight-asian="normal" style:font-size-complex="18pt" style:font-weight-complex="normal"/>
    </style:style>
    <style:style style:name="P19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38d86" officeooo:paragraph-rsid="02538d86" style:font-size-asian="15.75pt" style:font-weight-asian="normal" style:font-size-complex="18pt" style:font-weight-complex="normal"/>
    </style:style>
    <style:style style:name="P20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6295a" officeooo:paragraph-rsid="0256295a" style:font-size-asian="15.75pt" style:font-weight-asian="normal" style:font-size-complex="18pt" style:font-weight-complex="normal"/>
    </style:style>
    <style:style style:name="P21" style:family="paragraph" style:parent-style-name="Quotations">
      <style:paragraph-properties fo:margin-top="0cm" fo:margin-bottom="0.499cm" loext:contextual-spacing="false"/>
    </style:style>
    <style:style style:name="P22" style:family="paragraph" style:parent-style-name="Quotations">
      <style:paragraph-properties fo:margin-top="0cm" fo:margin-bottom="0.499cm" loext:contextual-spacing="false"/>
      <style:text-properties fo:font-size="18pt" officeooo:paragraph-rsid="02527a1f" style:font-size-asian="18pt" style:font-size-complex="18pt"/>
    </style:style>
    <style:style style:name="P23" style:family="paragraph" style:parent-style-name="Quotations">
      <style:paragraph-properties fo:margin-top="0cm" fo:margin-bottom="0.499cm" loext:contextual-spacing="false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53749f" style:font-weight-asian="bold" style:font-weight-complex="bold"/>
    </style:style>
    <style:style style:name="T6" style:family="text">
      <style:text-properties fo:font-weight="bold" style:font-size-asian="18pt" style:font-weight-asian="bold" style:font-weight-complex="bold"/>
    </style:style>
    <style:style style:name="T7" style:family="text">
      <style:text-properties officeooo:rsid="02527a1f"/>
    </style:style>
    <style:style style:name="T8" style:family="text">
      <style:text-properties officeooo:rsid="0253749f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officeooo:rsid="02538d86"/>
    </style:style>
    <style:style style:name="T11" style:family="text">
      <style:text-properties style:font-size-asian="18pt"/>
    </style:style>
    <style:style style:name="T12" style:family="text">
      <style:text-properties officeooo:rsid="02538d86" style:font-size-asian="18pt"/>
    </style:style>
    <style:style style:name="T13" style:family="text">
      <style:text-properties officeooo:rsid="02570fde" style:font-size-asian="18pt"/>
    </style:style>
    <style:style style:name="T14" style:family="text">
      <style:text-properties officeooo:rsid="025629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7">3</text:span> <text:span text:style-name="T1">AWS</text:span></text:p>
      <text:p text:style-name="P2"/>
      <text:list xml:id="list7793811883668803091" text:style-name="L1">
        <text:list-item>
          <text:p text:style-name="P3"><text:span text:style-name="T2">Assignment </text:span><text:span text:style-name="T3">1</text:span></text:p>
          <text:p text:style-name="P13">Create a linux t2.micro ec2 instance. After logging into this instance move /etc/sudoers file with /etc/sudoers.bkp</text:p>
        </text:list-item>
      </text:list>
      <text:p text:style-name="P22"><text:s text:c="8"/></text:p>
      <text:p text:style-name="P22"><text:s text:c="8"/>Now try to login, If can't - resolve this issue</text:p>
      <text:p text:style-name="P14"/>
      <text:p text:style-name="P10">SOLUTION</text:p>
      <text:p text:style-name="P10"/>
      <text:p text:style-name="P16">- Created a t2.micro ec2 Instance named <text:span text:style-name="T4">Ubuntu-Instance-A</text:span></text:p>
      <text:p text:style-name="P16"><text:span text:style-name="T4">- </text:span>Created ssh connection to the Instance using Private-key.pem</text:p>
      <text:p text:style-name="P16">- Changed the name /etc/sudoers to /etc/sudoers.bkp</text:p>
      <text:p text:style-name="P16"/>
      <text:p text:style-name="P16">!<text:span text:style-name="T8">[Error]()</text:span></text:p>
      <text:p text:style-name="P16"/>
      <text:p text:style-name="P17">- <text:span text:style-name="T8">I was not able to login then i followed this document : </text:span><text:a xlink:type="simple" xlink:href="https://superuser.com/questions/1087048/how-to-fix-broken-etc-sudoers-ownership-on-ec2" text:style-name="Internet_20_link" text:visited-style-name="Visited_20_Internet_20_Link"><text:span text:style-name="T8">https://superuser.com/questions/1087048/how-to-fix-broken-etc-sudoers-ownership-on-ec2</text:span></text:a></text:p>
      <text:p text:style-name="P17">- <text:span text:style-name="T8">Created another Instance named </text:span><text:span text:style-name="T5">Recovery</text:span></text:p>
      <text:p text:style-name="P17">- <text:span text:style-name="T8">Stopped my main Instance and detached the colume from it.</text:span></text:p>
      <text:p text:style-name="P17">- <text:span text:style-name="T8">Now again attached that colume to </text:span><text:span text:style-name="T5">Recovery </text:span><text:span text:style-name="T8">Instance</text:span></text:p>
      <text:p text:style-name="P17">- <text:span text:style-name="T8">Now mounted the volume to /home/ubuntu/Recover</text:span></text:p>
      <text:p text:style-name="P17">- <text:span text:style-name="T8">Changed the name again from </text:span><text:span text:style-name="T5">sudoers.bkp </text:span><text:span text:style-name="T8">to </text:span><text:span text:style-name="T5">sudoers</text:span></text:p>
      <text:p text:style-name="P17">- <text:span text:style-name="T8">Unmounted the volume and detached the volume on aws</text:span></text:p>
      <text:p text:style-name="P17">- <text:span text:style-name="T8">Now again attached that volume to the main Instance.</text:span></text:p>
      <text:p text:style-name="P17">- <text:span text:style-name="T8">Now i was able to login.</text:span></text:p>
      <text:p text:style-name="P17"/>
      <text:p text:style-name="P17">!<text:span text:style-name="T8">[Access]()</text:span></text:p>
      <text:p text:style-name="P17"/>
      <text:p text:style-name="P17"/>
      <text:p text:style-name="P17"><text:soft-page-break/></text:p>
      <text:list xml:id="list224458646161941" text:continue-numbering="true" text:style-name="L1">
        <text:list-item>
          <text:p text:style-name="P5">Assignment <text:span text:style-name="T8">2</text:span></text:p>
          <text:p text:style-name="P15">create an ansible role before pushing the same to your public github repository.</text:p>
        </text:list-item>
      </text:list>
      <text:p text:style-name="P23"/>
      <text:p text:style-name="P23">This Role will simply host an nginx webpage saying</text:p>
      <text:list xml:id="list2402469143942665008" text:style-name="L3">
        <text:list-header>
          <text:p text:style-name="P9">"Hi i am ninja and my name is {yourname}" </text:p>
        </text:list-header>
      </text:list>
      <text:p text:style-name="P23">Execute this role in user data script while launching another instance</text:p>
      <text:p text:style-name="P23">Your website should be up &amp; running after the system boots up</text:p>
      <text:p text:style-name="P21"><text:span text:style-name="T9">tag this instance as </text:span><text:span text:style-name="Source_20_Text"><text:span text:style-name="T9">ninja:yourname</text:span></text:span></text:p>
      <text:p text:style-name="P4"/>
      <text:p text:style-name="P11">SOLUTION</text:p>
      <text:p text:style-name="P11"/>
      <text:p text:style-name="P19">- Created an ansible role for nginx and pushed it into github</text:p>
      <text:p text:style-name="P19">- Role was hosting nginx webpage saying <text:span text:style-name="T11">"Hi i am ninja and my name is {yourname}"</text:span></text:p>
      <text:p text:style-name="P19"><text:span text:style-name="T11"/></text:p>
      <text:p text:style-name="P19"><text:span text:style-name="T11">![Nginx Role]()</text:span></text:p>
      <text:p text:style-name="P19"><text:span text:style-name="T11"/></text:p>
      <text:p text:style-name="P19"><text:span text:style-name="T11">- First prepared a script and tried it into vagrant</text:span></text:p>
      <text:p text:style-name="P19"><text:span text:style-name="T11"/></text:p>
      <text:p text:style-name="P19"><text:span text:style-name="T11">#!/bin/bash</text:span></text:p>
      <text:p text:style-name="P19"><text:span text:style-name="T11">sudo apt-get update</text:span></text:p>
      <text:p text:style-name="P19"><text:span text:style-name="T11">sudo apt-get install git -y</text:span></text:p>
      <text:p text:style-name="P19"><text:span text:style-name="T11">sudo apt-add-repository ppa:ansible/ansible -y</text:span></text:p>
      <text:p text:style-name="P19"><text:span text:style-name="T11">sudo apt-get update</text:span></text:p>
      <text:p text:style-name="P19"><text:span text:style-name="T11">sudo apt-get install ansible -y</text:span></text:p>
      <text:p text:style-name="P19"><text:span text:style-name="T11">git clone https://github.com/lovedeepsh/AWS.git</text:span></text:p>
      <text:p text:style-name="P19"><text:soft-page-break/><text:span text:style-name="T11">sudo su</text:span></text:p>
      <text:p text:style-name="P19"><text:span text:style-name="T11">cd AWS/day3</text:span></text:p>
      <text:p text:style-name="P19"><text:span text:style-name="T11">sudo ansible-playbook main.yml</text:span></text:p>
      <text:p text:style-name="P19"><text:span text:style-name="T11"/></text:p>
      <text:p text:style-name="P19"><text:span text:style-name="T11">- Now Created a new Instance and provided the script from the starting page of creation in </text:span><text:span text:style-name="T6">Advance</text:span><text:span text:style-name="T11"> section</text:span></text:p>
      <text:p text:style-name="P19"><text:span text:style-name="T11">- Finally it was working properly</text:span></text:p>
      <text:p text:style-name="P19"><text:span text:style-name="T11"/></text:p>
      <text:p text:style-name="P19"><text:span text:style-name="T11">!</text:span><text:span text:style-name="T13">[Nginx Output]()</text:span></text:p>
      <text:p text:style-name="P19"><text:span text:style-name="T11"/></text:p>
      <text:p text:style-name="P19"><text:span text:style-name="T11"/></text:p>
      <text:list xml:id="list224458050577363" text:continue-list="list224458646161941" text:style-name="L1">
        <text:list-item>
          <text:p text:style-name="P6"><text:span text:style-name="T11">Assignment </text:span><text:span text:style-name="T12">3</text:span></text:p>
        </text:list-item>
      </text:list>
      <text:p text:style-name="P7"><text:span text:style-name="T12"/></text:p>
      <text:p text:style-name="P8"><text:span text:style-name="T10">write a jobDsl to start stop this instance through jenkins</text:span></text:p>
      <text:p text:style-name="P8"/>
      <text:p text:style-name="P12">SOLUTION</text:p>
      <text:p text:style-name="P12"/>
      <text:p text:style-name="P18">- <text:span text:style-name="T14">Created a IAM role for Jenkins User on AWS and configured the access-key-id and secure-id in jenkins user awscli.</text:span></text:p>
      <text:p text:style-name="P18">- <text:span text:style-name="T14">Created an Job-DSL for starting and stopping the Instances using string prameters.</text:span></text:p>
      <text:p text:style-name="P18"/>
      <text:p text:style-name="P20">job('Ec2Instances') {</text:p>
      <text:p text:style-name="P20"><text:s text:c="2"/>parameters {</text:p>
      <text:p text:style-name="P20"><text:s text:c="4"/>stringParam('Control','')</text:p>
      <text:p text:style-name="P20"><text:s text:c="4"/>stringParam('InstanceID','')</text:p>
      <text:p text:style-name="P20"><text:s text:c="2"/>}</text:p>
      <text:p text:style-name="P20"><text:s text:c="2"/>steps</text:p>
      <text:p text:style-name="P20"><text:s text:c="2"/>{</text:p>
      <text:p text:style-name="P20"><text:s text:c="4"/>shell('''</text:p>
      <text:p text:style-name="P20">#!/bin/bash</text:p>
      <text:p text:style-name="P20">if [ $Control = start ]</text:p>
      <text:p text:style-name="P20">then</text:p>
      <text:p text:style-name="P20"><text:soft-page-break/>aws ec2 start-instances --instance-ids $InstanceID</text:p>
      <text:p text:style-name="P20">elif [ $Control = stop ]</text:p>
      <text:p text:style-name="P20">then</text:p>
      <text:p text:style-name="P20">aws ec2 stop-instances --instance-ids $InstanceID</text:p>
      <text:p text:style-name="P20">fi</text:p>
      <text:p text:style-name="P20">''')</text:p>
      <text:p text:style-name="P20"><text:s text:c="3"/></text:p>
      <text:p text:style-name="P20"><text:s text:c="2"/>}</text:p>
      <text:p text:style-name="P20">}</text:p>
      <text:p text:style-name="P20"/>
      <text:p text:style-name="P20"/>
      <text:p text:style-name="P20">![DSL]()</text:p>
      <text:p text:style-name="P20"/>
      <text:p text:style-name="P20">![Ninja:Lovedeep_Sharma]()</text:p>
      <text:p text:style-name="P20"/>
      <text:p text:style-name="P20">![Start Instance]()</text:p>
      <text:p text:style-name="P20"/>
      <text:p text:style-name="P20">![Stop Instance]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28T22:44:57.009954978</dc:date>
    <meta:editing-duration>P1DT8H58M47S</meta:editing-duration>
    <meta:editing-cycles>308</meta:editing-cycles>
    <meta:generator>LibreOffice/5.1.6.2$Linux_X86_64 LibreOffice_project/10m0$Build-2</meta:generator>
    <meta:document-statistic meta:table-count="0" meta:image-count="0" meta:object-count="0" meta:page-count="4" meta:paragraph-count="74" meta:word-count="400" meta:character-count="2552" meta:non-whitespace-character-count="2190"/>
  </office:meta>
</office:document-meta>
</file>